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7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8" style:parent-style-name="DefaultParagraphFont" style:family="text">
      <style:text-properties style:font-name="Arial" style:font-name-complex="Arial" fo:font-weight="bold" style:font-weight-asian="bold" fo:color="#000000" fo:font-size="18pt" style:font-size-asian="18pt" style:font-size-complex="18pt" fo:background-color="#FFFFFF"/>
    </style:style>
    <style:style style:name="P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" style:parent-style-name="ListParagraph" style:list-style-name="LFO1" style:family="paragraph">
      <style:paragraph-properties fo:margin-left="0.2479in" fo:text-indent="-0.2479in">
        <style:tab-stops/>
      </style:paragraph-properties>
    </style:style>
    <style:style style:name="T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5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" style:parent-style-name="DefaultParagraphFont" style:family="text">
      <style:text-properties style:font-name="Arial" style:font-name-complex="Arial" fo:font-size="10pt" style:font-size-asian="10pt" style:font-size-complex="10pt" fo:background-color="#FFFF00"/>
    </style:style>
    <style:style style:name="P20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olumn24" style:family="table-column">
      <style:table-column-properties style:column-width="3.5055in"/>
    </style:style>
    <style:style style:name="TableColumn25" style:family="table-column">
      <style:table-column-properties style:column-width="3.3326in"/>
    </style:style>
    <style:style style:name="Table23" style:family="table">
      <style:table-properties style:width="6.8381in" style:rel-width="98.2%" fo:margin-left="0.075in" table:align="left"/>
    </style:style>
    <style:style style:name="TableRow26" style:family="table-row">
      <style:table-row-properties style:min-row-height="0.3847in"/>
    </style:style>
    <style:style style:name="TableCell27" style:family="table-cell">
      <style:table-cell-properties fo:border="0.0034in solid #F2F2F2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9" style:family="table-cell">
      <style:table-cell-properties fo:border="0.0034in solid #F2F2F2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Row31" style:family="table-row">
      <style:table-row-properties style:min-row-height="0.3847in"/>
    </style:style>
    <style:style style:name="TableCell32" style:family="table-cell">
      <style:table-cell-properties fo:border="0.0034in solid #F2F2F2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4" style:family="table-cell">
      <style:table-cell-properties fo:border="0.0034in solid #F2F2F2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text-properties style:font-name="Arial" style:font-name-complex="Arial" fo:font-size="10pt" style:font-size-asian="10pt" style:font-size-complex="10pt"/>
    </style:style>
    <style:style style:name="P36" style:parent-style-name="Normal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6">Consent Form</text:span><text:span text:style-name="T7"><text:s/>for<text:s/></text:span><text:span text:style-name="T8">AI Testing of Good Dad AI</text:span></text:p>
      <text:p text:style-name="P9">Name of department:<text:s/>Computer and Information Science<text:line-break/>Title of the study:<text:s/>AI for Games: Being a Good Dd</text:p>
      <text:list text:style-name="LFO1" text:continue-numbering="true">
        <text:list-item>
          <text:p text:style-name="P10">I confirm that I have read and understood the<text:s/>Participant Information<text:s/>Sheet for the above project and the researcher has answered any queries to my satisfaction.<text:s/></text:p>
        </text:list-item>
        <text:list-item>
          <text:p text:style-name="P11"><text:span text:style-name="T12">I confirm that I have read and understood the Privacy Notice for Participants in Research Projects and understand how my personal information will be used</text:span><text:s/><text:span text:style-name="T13">and<text:s/></text:span><text:span text:style-name="T14">what will happen to it (i.e. how it will be stored and for how long).</text:span></text:p>
        </text:list-item>
        <text:list-item>
          <text:p text:style-name="P15">I understand that my participation is voluntary and that I am free to withdraw from the project at any time, up to the point of completion,<text:s/>without having to give a reason and without any consequences.</text:p>
        </text:list-item>
        <text:list-item>
          <text:p text:style-name="P16">I understand that I can request the withdrawal from the study of some personal information and that whenever possible researchers will comply with my request. This includes the following personal<text:s/>data:<text:s/></text:p>
          <text:list text:continue-numbering="true">
            <text:list-item>
              <text:p text:style-name="P17"><text:span text:style-name="T18">My personal information from transcripts.</text:span><text:span text:style-name="T19"><text:s/></text:span></text:p>
            </text:list-item>
          </text:list>
        </text:list-item>
        <text:list-item>
          <text:p text:style-name="P20">I understand that anonymised data (i.e. data that do not identify me personally) cannot be withdrawn once they have been included in the study.</text:p>
        </text:list-item>
        <text:list-item>
          <text:p text:style-name="P21">I understand that any information recorded in the<text:s/>research<text:s/>will remain confidential and no information that identifies me will be made publicly available.<text:s/></text:p>
        </text:list-item>
      </text:list>
      <text:p text:style-name="P22">I consent to being a participant in the project.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(PRINT NAME)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Signature of Participant:</text:p>
          </table:table-cell>
          <table:table-cell table:style-name="TableCell34">
            <text:p text:style-name="P35">Date:<text:line-break/></text:p>
          </table:table-cell>
        </table:table-row>
      </table:table>
      <text:p text:style-name="P3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Times New Roma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Times New Roma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9687in" fo:margin-left="0.7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6298in"/>
      </style:footer-style>
    </style:page-layout>
    <style:style style:name="T2" style:parent-style-name="DefaultParagraphFont" style:family="text">
      <style:text-properties style:language-asian="en" style:country-asian="GB"/>
    </style:style>
    <style:style style:name="P3" style:parent-style-name="Footer" style:family="paragraph">
      <style:paragraph-properties fo:line-height="150%"/>
      <style:text-properties style:font-name="Arial" style:font-name-asian="Times New Roman" style:font-name-complex="Arial" fo:font-weight="bold" style:font-weight-asian="bold" fo:color="#999999" fo:font-size="9pt" style:font-size-asian="9pt" style:font-size-complex="9pt" fo:language="en" style:language-asian="en" style:country-asian="GB"/>
    </style:style>
    <style:style style:name="P4" style:parent-style-name="Footer" style:family="paragraph">
      <style:paragraph-properties fo:line-height="150%"/>
    </style:style>
    <style:style style:name="T5" style:parent-style-name="DefaultParagraphFont" style:family="text">
      <style:text-properties style:font-name="Arial" style:font-name-asian="Times New Roman" style:font-name-complex="Arial" fo:color="#999999" fo:font-size="9pt" style:font-size-asian="9pt" style:font-size-complex="9pt" fo:language="en" style:language-asian="en" style:country-asian="G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z-index="251661312" draw:style-name="a0" draw:name="Picture 10" text:anchor-type="paragraph" svg:x="-0.70903in" svg:y="-2.17986in" svg:width="8.27778in" svg:height="1.79167in" style:rel-width="scale" style:rel-height="scale"><draw:image xlink:href="media/image1.jpeg" xlink:type="simple" xlink:show="embed" xlink:actuate="onLoad"/><svg:title/><svg:desc>Strathclyde Header</svg:desc></draw:frame></text:span></text:p>
      </style:header>
      <style:footer>
        <text:p text:style-name="P3">The place of useful<text:s/>learning</text:p>
        <text:p text:style-name="P4"><text:span text:style-name="T5">The University of Strathclyde is a charitable body, registered in Scotland, number SC01526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uro Di Nardo</meta:initial-creator>
    <dc:creator>Mauro Di Nardo</dc:creator>
    <meta:creation-date>2019-02-18T20:59:00Z</meta:creation-date>
    <dc:date>2019-02-20T17:35:00Z</dc:date>
    <meta:print-date>2019-02-19T00:06:00Z</meta:print-date>
    <meta:template xlink:href="Normal.dotm" xlink:type="simple"/>
    <meta:editing-cycles>2</meta:editing-cycles>
    <meta:editing-duration>PT7140S</meta:editing-duration>
    <meta:document-statistic meta:page-count="1" meta:paragraph-count="2" meta:word-count="206" meta:character-count="1384" meta:row-count="9" meta:non-whitespace-character-count="1180"/>
  </office:meta>
</office:document-meta>
</file>